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2.45cm" svg:y="4.55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6.55cm" svg:y="1.75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11.35cm" svg:y="4.555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73cm" svg:y1="4.778cm" svg:x2="6.55cm" svg:y2="2.528cm" draw:start-shape="id1" draw:start-glue-point="11" draw:end-shape="id2" draw:end-glue-point="6" svg:d="M3773 4778l2777-2250" svg:viewBox="0 0 2778 2251">
          <text:p text:style-name="P3"><text:span text:style-name="T3">1 <text:s/></text:span></text:p>
          <text:p text:style-name="P3"><text:span text:style-name="T3"><text:s text:c="7"/></text:span></text:p>
        </draw:connector>
        <draw:connector draw:style-name="gr3" draw:text-style-name="P3" draw:layer="layout" draw:type="line" svg:x1="3.999cm" svg:y1="5.327cm" svg:x2="11.35cm" svg:y2="5.33cm" draw:start-shape="id1" draw:start-glue-point="10" draw:end-shape="id3" draw:end-glue-point="6" svg:d="M3999 5327l7351 3" svg:viewBox="0 0 7352 4">
          <text:p text:style-name="P4"><text:span text:style-name="T3"/></text:p>
          <text:p text:style-name="P4"><text:span text:style-name="T1">-5</text:span><text:span text:style-name="T3"> <text:s text:c="5"/></text:span></text:p>
        </draw:connector>
        <draw:connector draw:style-name="gr2" draw:text-style-name="P3" draw:layer="layout" draw:type="line" svg:x1="8.099cm" svg:y1="2.528cm" svg:x2="11.576cm" svg:y2="4.781cm" draw:start-shape="id2" draw:start-glue-point="10" draw:end-shape="id3" draw:end-glue-point="5" svg:d="M8099 2528l3477 2253" svg:viewBox="0 0 3478 2254">
          <text:p text:style-name="P4"><text:span text:style-name="T3"><text:s text:c="3"/></text:span><text:span text:style-name="T3">-10</text:span></text:p>
          <text:p text:style-name="P4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5:08:23.500269090</dc:date>
    <dc:creator>elucterio </dc:creator>
    <meta:editing-duration>PT3H5M4S</meta:editing-duration>
    <meta:editing-cycles>9</meta:editing-cycles>
    <meta:generator>LibreOffice/4.2.8.2$Linux_X86_64 LibreOffice_project/420m0$Build-2</meta:generator>
    <meta:document-statistic meta:object-count="6"/>
  </office:meta>
</office:document-meta>
</file>